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5fb1" officeooo:paragraph-rsid="00015fb1"/>
    </style:style>
    <style:style style:name="P2" style:family="paragraph" style:parent-style-name="Standard">
      <style:text-properties officeooo:rsid="0002948d" officeooo:paragraph-rsid="0002948d"/>
    </style:style>
    <style:style style:name="P3"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4" style:family="paragraph" style:parent-style-name="Text_20_body">
      <style:paragraph-properties fo:margin-left="0in" fo:margin-right="0in"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style:text-blinking="false" fo:background-color="transparent" style:font-size-asian="12pt" style:font-weight-asian="normal" style:font-size-complex="12pt" style:font-weight-complex="normal" loext:padding="0in" loext:border="none"/>
    </style:style>
    <style:style style:name="P5" style:family="paragraph" style:parent-style-name="Heading_20_3">
      <style:text-properties officeooo:rsid="0002948d" officeooo:paragraph-rsid="0002948d"/>
    </style:style>
    <style:style style:name="P6" style:family="paragraph" style:parent-style-name="Heading_20_3">
      <loext:graphic-properties draw:fill="none" draw:fill-color="#ffffff"/>
      <style:paragraph-properties fo:margin-left="0in" fo:margin-right="0.9008in" fo:margin-top="0in" fo:margin-bottom="0.0181in" loext:contextual-spacing="false" style:line-height-at-least="0.1709in" fo:text-align="start" style:justify-single-word="false" fo:text-indent="0in" style:auto-text-indent="false" fo:background-color="transparent" fo:padding="0in" fo:border="none"/>
    </style:style>
    <style:style style:name="P7"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08eb50" officeooo:paragraph-rsid="000a489c" style:text-blinking="false" fo:background-color="transparent" style:font-size-asian="12pt" style:font-weight-asian="normal" style:font-size-complex="12pt" style:font-weight-complex="normal" loext:padding="0in" loext:border="none"/>
    </style:style>
    <style:style style:name="P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08eb50" officeooo:paragraph-rsid="000a489c" style:text-blinking="false" fo:background-color="transparent" style:font-size-asian="12pt" style:font-weight-asian="normal" style:font-size-complex="12pt" style:font-weight-complex="normal" loext:padding="0in" loext:border="none"/>
    </style:style>
    <style:style style:name="P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style:text-blinking="false" fo:background-color="transparent" style:font-size-asian="12pt" style:font-weight-asian="normal" style:font-size-complex="12pt" style:font-weight-complex="normal" loext:padding="0in" loext:border="none"/>
    </style:style>
    <style:style style:name="P1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0b97a7" style:text-blinking="false" fo:background-color="transparent" style:font-size-asian="12pt" style:font-weight-asian="normal" style:font-size-complex="12pt" style:font-weight-complex="normal" loext:padding="0in" loext:border="none"/>
    </style:style>
    <style:style style:name="P11"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0fab3d" officeooo:paragraph-rsid="000fab3d" style:text-blinking="false" fo:background-color="transparent" style:font-size-asian="12pt" style:font-weight-asian="normal" style:font-size-complex="12pt" style:font-weight-complex="normal" loext:padding="0in" loext:border="none"/>
    </style:style>
    <style:style style:name="P1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1039db" officeooo:paragraph-rsid="001039db" style:text-blinking="false" fo:background-color="transparent" style:font-size-asian="12pt" style:font-weight-asian="normal" style:font-size-complex="12pt" style:font-weight-complex="normal" loext:padding="0in" loext:border="none"/>
    </style:style>
    <style:style style:name="P1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17773e" officeooo:paragraph-rsid="0017773e" style:text-blinking="false" fo:background-color="transparent" style:font-size-asian="12pt" style:font-weight-asian="normal" style:font-size-complex="12pt" style:font-weight-complex="normal" loext:padding="0in" loext:border="none"/>
    </style:style>
    <style:style style:name="P1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17773e" officeooo:paragraph-rsid="002594f1" style:text-blinking="false" fo:background-color="transparent" style:font-size-asian="12pt" style:font-weight-asian="normal" style:font-size-complex="12pt" style:font-weight-complex="normal" loext:padding="0in" loext:border="none"/>
    </style:style>
    <style:style style:name="P1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2779d0" officeooo:paragraph-rsid="002779d0" style:text-blinking="false" fo:background-color="transparent" style:font-size-asian="12pt" style:font-weight-asian="normal" style:font-size-complex="12pt" style:font-weight-complex="normal" loext:padding="0in" loext:border="none"/>
    </style:style>
    <style:style style:name="P1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style:font-name="Liberation Serif1" fo:font-size="12pt" officeooo:paragraph-rsid="0012fff9"/>
    </style:style>
    <style:style style:name="P17" style:family="paragraph" style:parent-style-name="Text_20_body">
      <style:paragraph-properties fo:margin-left="0in" fo:margin-right="0in"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style:text-blinking="false" fo:background-color="transparent" style:font-size-asian="12pt" style:font-weight-asian="normal" style:font-size-complex="12pt" style:font-weight-complex="normal" loext:padding="0in" loext:border="none"/>
    </style:style>
    <style:style style:name="P18" style:family="paragraph" style:parent-style-name="Heading_20_3">
      <loext:graphic-properties draw:fill="none" draw:fill-color="#ffffff"/>
      <style:paragraph-properties fo:margin-left="0in" fo:margin-right="0.9008in" fo:margin-top="0in" fo:margin-bottom="0.0181in" loext:contextual-spacing="false" style:line-height-at-least="0.1709in" fo:text-align="start" style:justify-single-word="false" fo:text-indent="0in" style:auto-text-indent="false" fo:background-color="transparent" fo:padding="0in" fo:border="none"/>
    </style:style>
    <style:style style:name="T1"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in" loext:border="none"/>
    </style:style>
    <style:style style:name="T2"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08eb50" style:text-blinking="false" fo:background-color="transparent" loext:char-shading-value="0" style:font-size-asian="12pt" style:font-weight-asian="normal" style:font-size-complex="12pt" style:font-weight-complex="normal" loext:padding="0in" loext:border="none"/>
    </style:style>
    <style:style style:name="T3"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0b97a7" style:text-blinking="false" fo:background-color="transparent" loext:char-shading-value="0" style:font-size-asian="12pt" style:font-weight-asian="normal" style:font-size-complex="12pt" style:font-weight-complex="normal" loext:padding="0in" loext:border="none"/>
    </style:style>
    <style:style style:name="T4"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bold" style:text-blinking="false" style:font-size-asian="12pt" style:font-weight-asian="bold" style:font-size-complex="12pt" style:font-weight-complex="bold"/>
    </style:style>
    <style:style style:name="T5"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in" loext:border="none"/>
    </style:style>
    <style:style style:name="T6" style:family="text">
      <style:text-properties fo:font-variant="normal" fo:text-transform="none" style:use-window-font-color="true" style:text-line-through-style="none" style:text-line-through-type="none" fo:letter-spacing="normal" fo:font-style="normal" style:text-underline-style="none" fo:font-weight="normal" officeooo:rsid="0012fff9" style:text-blinking="false" fo:background-color="transparent" loext:char-shading-value="0" style:font-size-asian="12pt" style:font-weight-asian="normal" style:font-size-complex="12pt" style:font-weight-complex="normal" loext:padding="0in" loext:border="none"/>
    </style:style>
    <style:style style:name="T7" style:family="text">
      <style:text-properties fo:font-variant="normal" fo:text-transform="none" style:use-window-font-color="true" style:text-line-through-style="none" style:text-line-through-type="none" style:font-name="Liberation Serif1" fo:letter-spacing="normal" fo:font-style="normal" style:text-underline-style="none" fo:font-weight="normal" officeooo:rsid="0012fff9" style:text-blinking="false" fo:background-color="transparent" loext:char-shading-value="0" style:font-size-asian="12pt" style:font-weight-asian="normal" style:font-size-complex="12pt" style:font-weight-complex="normal" loext:padding="0in" loext:border="none"/>
    </style:style>
    <style:style style:name="T8" style:family="text">
      <style:text-properties officeooo:rsid="000dba74"/>
    </style:style>
    <style:style style:name="T9" style:family="text">
      <style:text-properties officeooo:rsid="00111d84"/>
    </style:style>
    <style:style style:name="T10" style:family="text">
      <style:text-properties officeooo:rsid="00185f7c"/>
    </style:style>
    <style:style style:name="T11" style:family="text">
      <style:text-properties officeooo:rsid="001b3900"/>
    </style:style>
    <style:style style:name="T12" style:family="text">
      <style:text-properties officeooo:rsid="0022ee77"/>
    </style:style>
    <style:style style:name="T13" style:family="text">
      <style:text-properties officeooo:rsid="0028aed3"/>
    </style:style>
    <style:style style:name="T14" style:family="text">
      <style:text-properties officeooo:rsid="002a035d"/>
    </style:style>
    <style:style style:name="T15" style:family="text">
      <style:text-properties officeooo:rsid="002d203c"/>
    </style:style>
    <style:style style:name="T16" style:family="text">
      <style:text-properties officeooo:rsid="0032c8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KME136</text:p>
      <text:p text:style-name="P1">Summer, 2018</text:p>
      <text:p text:style-name="P1">Literature Review</text:p>
      <text:p text:style-name="P1">By Geoffrey Clark</text:p>
      <text:p text:style-name="P1"><text:a xlink:type="simple" xlink:href="mailto:geoffrey.clark@ryerson.ca" text:style-name="Internet_20_link" text:visited-style-name="Visited_20_Internet_20_Link">geoffrey.clark@ryerson.ca</text:a></text:p>
      <text:p text:style-name="P1"/>
      <text:p text:style-name="P2">Research Papers</text:p>
      <text:p text:style-name="P2"/>
      <text:p text:style-name="P7">Research Question:</text:p>
      <text:p text:style-name="P8"><text:tab/>Dataset: (Size)</text:p>
      <text:p text:style-name="P8"><text:tab/>Summary</text:p>
      <text:p text:style-name="P8"><text:tab/>ML Algorithms</text:p>
      <text:p text:style-name="P8"><text:tab/>Dependent Variables</text:p>
      <text:p text:style-name="P8"><text:tab/>Exploratory data analysis or subsetting? </text:p>
      <text:p text:style-name="P2"/>
      <text:h text:style-name="P5" text:outline-level="3"><text:a xlink:type="simple" xlink:href="https://www.sciencedirect.com/science/article/pii/S0379711211001652" text:style-name="Internet_20_link" text:visited-style-name="Visited_20_Internet_20_Link"><text:span text:style-name="T4">Modeling the risk of structural fire incidents using a self-organizing map</text:span></text:a></text:h>
      <text:p text:style-name="P9">A Asgary, AS Naini, J Levy- Fire Safety Journal, 2012 – Elsevier</text:p>
      <text:p text:style-name="P9"><text:tab/></text:p>
      <text:p text:style-name="P3"><text:span text:style-name="T2"><text:tab/>“</text:span><text:span text:style-name="T3">We propose the use of non-linear computer predictors – such as Artificial Neural Networks (ANN) – to better predict fire risk. … (ANN) models have shown superior performance for predicting fire phenomena compared to other traditional models, although the quality and quantity of available training samples are critical to the success of ANN predictions”</text:span></text:p>
      <text:p text:style-name="P10"/>
      <text:p text:style-name="P10"><text:tab/>Dependent variable: “…assess the risk levels of fire incidents using a supervised SOM which is designed and implemented to classify fire incidents into different risk level classes...”</text:p>
      <text:p text:style-name="P10"/>
      <text:p text:style-name="P10">“<text:span text:style-name="T8">In this research, a novel technique is proposed to assess the risk levels of fire incidents using a supervised SOM [Self-organizing map] which is designed and implemented to classify fire incidents into different risk level classes (each incident is characterized by a plethora of different attributes).”</text:span></text:p>
      <text:p text:style-name="P10"/>
      <text:p text:style-name="P11">Five risk levels: very low, low, moderate, high, and very high (based on fatalities, injuries and damage). </text:p>
      <text:p text:style-name="P10"/>
      <text:p text:style-name="P12">Dataset: “Structural fire incident records of Toronto between 2000 and 2006 provided by the Ontario Office of the Fire Marshal were used to evaluate the performance of the SOM model on assessing the risk of structural fire incidents. … The dataset included more than 12,000 structural fire records reported to the fire stations in the Toronto area by 911, monitoring agencies, police services, ambulance , civilians etc.”</text:p>
      <text:p text:style-name="P12">-12,000 observations</text:p>
      <text:p text:style-name="P12">-16 Features: “type of property (F1), type of complex (F3), occupancy status (F4), height of building (F5), level on fire (F6), fuel type (F2), area of origin of fire (F11), ignition source (F12), object on fire (F1 <text:s text:c="3"/>3), possible cause (F14), distance to the nearest fire station (F10), week day (F7), month (F8), hour of alarm (F9), Latitude of the incident (F15), and Longitude of the incident (F16)”</text:p>
      <text:p text:style-name="P12"><text:soft-page-break/>-<text:span text:style-name="T9">records with null feature values or a number of repetitive/similar records with a risk level of VL were randomly excluded from the dataset to ensure an unbiased dataset. After selecting 936 records at random as never seen test samples, a set of 2808 fire or explosion records was randomly selected as the training set. </text:span></text:p>
      <text:p text:style-name="P12"/>
      <text:p text:style-name="P16"><text:span text:style-name="T6">Results: “</text:span><text:span text:style-name="T7">The tarined SOM obtained for risk level assessment had an average quantization error of 1.2. Given that the data vectors are ten dimensional, with a variance of approximately one in each dimension, <text:s text:c="4"/>such a quantization error suggests a very reasonable resolution. The topographic error obtained for the trained SOM was 1% which represents a satisfactory topographic preservation in the trained map.”</text:span></text:p>
      <text:p text:style-name="P4"/>
      <text:h text:style-name="P6" text:outline-level="3"><text:a xlink:type="simple" xlink:href="http://www.emeraldinsight.com/doi/abs/10.1108/IJES-03-2012-0001" text:style-name="Internet_20_link" text:visited-style-name="Visited_20_Internet_20_Link"><text:span text:style-name="T5">Modeling number of firefighters responding to an incident using artificial neural networks</text:span></text:a></text:h>
      <text:p text:style-name="P3"><text:span text:style-name="T1">A Sadeghi-Naini, A Asgary- International Journal of Emergency…, 2013 - </text:span><text:a xlink:type="simple" xlink:href="http://emeraldinsight.com/" text:style-name="Internet_20_link" text:visited-style-name="Visited_20_Internet_20_Link">emeraldinsight.com</text:a></text:p>
      <text:p text:style-name="P15"/>
      <text:p text:style-name="P15">In this research the authors’ purpose is to model the number of firefighters responding to an incident based on <text:span text:style-name="T14">structural fire incident data.</text:span> <text:span text:style-name="T13">The approach was to use Artificial Neural Networks (ANN) to predict number of responders on unseen records after training on seen records (training &amp; test sets). The input data contained 12,500 observations of 16 features pertaining to structural fire incidents in Toronto from 2000 through 2006. </text:span></text:p>
      <text:p text:style-name="P15"><text:tab/><text:span text:style-name="T15">The authors choose to use ANN because the prediction is “complex, non-linear and ill-defined.” Further, studies show that “ANN is a suitable model for such type of problems. ANN can handle noisy and incomplete data that is often the case in fire incidents records.” The speed of ANN prediction is also attractive to the researchers as they explore the opportunity to implement a data model into the Computer Aided Dispatching systems to provide first responders with increased information at time of call.</text:span></text:p>
      <text:p text:style-name="P15"><text:tab/><text:span text:style-name="T16">The researchers categorized the number of responding personnel into seven categories ranging from less than ten to greater than 25. <text:s/>The categorization error ranges from 10 – 33% on the different categories which can be interpreted as either favourable or unfavourable depending on the requirements of the application. However, considering the range (0-99) and standard deviation (12.40) of the class variable such such accuracy might be an improvement against other models. However I am unaware of similar research using other models for comparison purposes. </text:span></text:p>
      <text:p text:style-name="P15"><text:tab/></text:p>
      <text:p text:style-name="P13"/>
      <text:h text:style-name="P6" text:outline-level="3"><text:a xlink:type="simple" xlink:href="http://ieeexplore.ieee.org/abstract/document/5444513/" text:style-name="Internet_20_link" text:visited-style-name="Visited_20_Internet_20_Link"><text:span text:style-name="T5"/></text:a></text:h>
      <text:h text:style-name="P6" text:outline-level="3"><text:a xlink:type="simple" xlink:href="http://ieeexplore.ieee.org/abstract/document/5444513/" text:style-name="Internet_20_link" text:visited-style-name="Visited_20_Internet_20_Link"><text:span text:style-name="T5"/></text:a></text:h>
      <text:h text:style-name="P6" text:outline-level="3"><text:a xlink:type="simple" xlink:href="http://ieeexplore.ieee.org/abstract/document/5444513/" text:style-name="Internet_20_link" text:visited-style-name="Visited_20_Internet_20_Link"><text:span text:style-name="T5">Modeling loss and no-loss fire incidents using artificial neural network: Case of Toronto</text:span></text:a></text:h>
      <text:p text:style-name="P3"><text:span text:style-name="T1">A Asgary, AS Naini, A Kong- Science and Technology for…, 2009 - </text:span><text:a xlink:type="simple" xlink:href="http://ieeexplore.ieee.org/" text:style-name="Internet_20_link" text:visited-style-name="Visited_20_Internet_20_Link">ieeexplore.ieee.org</text:a></text:p>
      <text:p text:style-name="P4"/>
      <text:p text:style-name="P14"><text:soft-page-break/>In this research the authors apply an Artificial Neural Network (ANN) to predict loss prediction of fire incidents. The premise is that an effective predictor at call time will improve the ability of emergency services to respond to fire incidents. The dataset used included “13893 records of structural fire or explosion incidents reported to the fire stations over the Toronto area by 811, monitoring agencies, police services, ambulances, civilians etc.” The dataset included various features including type of property, building and complex, level on fire, fuel type, possible cause, time and date.</text:p>
      <text:p text:style-name="P14"><text:tab/><text:span text:style-name="T10">The authors classify the observations into loss and no-loss incidents. The loss incidents are defined as “fire incidents with some form of human or property losses” and no-loss fires are defined as “fires without significant human or property losses.” The class variable is therefore categorical (binary). </text:span></text:p>
      <text:p text:style-name="P14"><text:tab/><text:span text:style-name="T11">The results of the research are interpreted in two ways: probabilistic and binary prediction. The ANN predicts portions of input data which could lead to loss and accurately predicts this range. The authors then present a ROC curve; True Positive Rate against False Positive Rate, for the binary predictor. The authors then conclude that the results “indicated a very decent ability of such model [sic] to estimate the probability of an incident being a loss one. The probabilities estimated by the FF-NN were realistic in all cases. Binary prediction results of the FF-NN also presented a promising ability of such system to predict an incident to be a loss or no loss one.” </text:span></text:p>
      <text:p text:style-name="P14"><text:tab/><text:span text:style-name="T12">My understanding of the results is that they are in bulk. For example, the ANN probabilistic prediction output is the proportion of input data that would result in a loss incident. I am unsure of the model’s accuracy in classifying individual events, such as to provide increased information at response time. </text:span></text:p>
      <text:p text:style-name="P14"/>
      <text:h text:style-name="P6" text:outline-level="3"><text:a xlink:type="simple" xlink:href="https://link.springer.com/article/10.1007/s11518-009-5121-2" text:style-name="Internet_20_link" text:visited-style-name="Visited_20_Internet_20_Link"><text:span text:style-name="T5">Intelligent security systems engineering for modeling fire critical incidents: Towards sustainable security</text:span></text:a></text:h>
      <text:p text:style-name="P9">A Asgary, AS Naini, J Levy- Journal of Systems Science and Systems…, 2009 - Springer</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4:59:26.696821000</meta:creation-date>
    <meta:generator>LibreOffice/5.2.2.2$MacOSX_X86_64 LibreOffice_project/8f96e87c890bf8fa77463cd4b640a2312823f3ad</meta:generator>
    <dc:date>2018-06-09T13:41:58.177668000</dc:date>
    <meta:editing-duration>PT3H59M28S</meta:editing-duration>
    <meta:editing-cycles>45</meta:editing-cycles>
    <meta:document-statistic meta:table-count="0" meta:image-count="0" meta:object-count="0" meta:page-count="3" meta:paragraph-count="38" meta:word-count="1054" meta:character-count="6826" meta:non-whitespace-character-count="5774"/>
  </office:meta>
</office:document-meta>
</file>